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2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(x-mitjana)^3</text:p>
          </table:table-cell>
          <table:table-cell table:number-columns-repeated="3"/>
          <table:table-cell office:value-type="string">
            <text:p>(x-mitjana)</text:p>
          </table:table-cell>
          <table:table-cell office:value-type="string">
            <text:p>(x-mitjana)^2</text:p>
          </table:table-cell>
          <table:table-cell office:value-type="string">
            <text:p>(x-mitjana)^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([.A2]-[.$C$2])^3" office:value-type="float" office:value="0.470507544581619">
            <text:p>0,47</text:p>
          </table:table-cell>
          <table:table-cell table:formula="of:=AVERAGE([.A2:.A10])" office:value-type="float" office:value="6.22222222222222">
            <text:p>6,22</text:p>
          </table:table-cell>
          <table:table-cell office:value-type="string">
            <text:p>mitjana</text:p>
          </table:table-cell>
          <table:table-cell table:formula="of:=SUM([.A2:.A10])/9" office:value-type="float" office:value="6.22222222222222">
            <text:p>6,22</text:p>
          </table:table-cell>
          <table:table-cell table:formula="of:=[.A2]-[.$E$2]" office:value-type="float" office:value="0.777777777777778">
            <text:p>0,78</text:p>
          </table:table-cell>
          <table:table-cell table:formula="of:=[.F2]^2" office:value-type="float" office:value="0.604938271604938">
            <text:p>0,6</text:p>
          </table:table-cell>
          <table:table-cell table:formula="of:=[.F2]^3" office:value-type="float" office:value="0.470507544581619">
            <text:p>0,4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([.A3]-[.$C$2])^3" office:value-type="float" office:value="-1.82578875171468">
            <text:p>-1,83</text:p>
          </table:table-cell>
          <table:table-cell table:formula="of:=VARP([.A2:.A10])" office:value-type="float" office:value="1.95061728395062">
            <text:p>1,95</text:p>
          </table:table-cell>
          <table:table-cell office:value-type="string">
            <text:p>var</text:p>
          </table:table-cell>
          <table:table-cell/>
          <table:table-cell table:formula="of:=[.A3]-[.$E$2]" office:value-type="float" office:value="-1.22222222222222">
            <text:p>-1,22</text:p>
          </table:table-cell>
          <table:table-cell table:formula="of:=[.F3]^2" office:value-type="float" office:value="1.49382716049383">
            <text:p>1,49</text:p>
          </table:table-cell>
          <table:table-cell table:formula="of:=[.F3]^3" office:value-type="float" office:value="-1.82578875171468">
            <text:p>-1,8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([.A4]-[.$C$2])^3" office:value-type="float" office:value="21.4334705075446">
            <text:p>21,43</text:p>
          </table:table-cell>
          <table:table-cell table:formula="of:=SQRT([.C3])" office:value-type="float" office:value="1.39664500999739">
            <text:p>1,4</text:p>
          </table:table-cell>
          <table:table-cell office:value-type="string">
            <text:p>s=desv. Tip.</text:p>
          </table:table-cell>
          <table:table-cell/>
          <table:table-cell table:formula="of:=[.A4]-[.$E$2]" office:value-type="float" office:value="2.77777777777778">
            <text:p>2,78</text:p>
          </table:table-cell>
          <table:table-cell table:formula="of:=[.F4]^2" office:value-type="float" office:value="7.71604938271605">
            <text:p>7,72</text:p>
          </table:table-cell>
          <table:table-cell table:formula="of:=[.F4]^3" office:value-type="float" office:value="21.4334705075446">
            <text:p>21,4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formula="of:=([.A5]-[.$C$2])^3" office:value-type="float" office:value="0.470507544581619">
            <text:p>0,47</text:p>
          </table:table-cell>
          <table:table-cell table:formula="of:=[.C4]*[.C4]*[.C4]" office:value-type="float" office:value="2.7243198960443">
            <text:p>2,72</text:p>
          </table:table-cell>
          <table:table-cell office:value-type="string">
            <text:p>S^3</text:p>
          </table:table-cell>
          <table:table-cell/>
          <table:table-cell table:formula="of:=[.A5]-[.$E$2]" office:value-type="float" office:value="0.777777777777778">
            <text:p>0,78</text:p>
          </table:table-cell>
          <table:table-cell table:formula="of:=[.F5]^2" office:value-type="float" office:value="0.604938271604938">
            <text:p>0,6</text:p>
          </table:table-cell>
          <table:table-cell table:formula="of:=[.F5]^3" office:value-type="float" office:value="0.470507544581619">
            <text:p>0,4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([.A6]-[.$C$2])^3" office:value-type="float" office:value="-1.82578875171468">
            <text:p>-1,83</text:p>
          </table:table-cell>
          <table:table-cell table:formula="of:=SKEW([.A2:.A10])" office:value-type="float" office:value="0.405275786373353">
            <text:p>0,41</text:p>
          </table:table-cell>
          <table:table-cell office:value-type="string">
            <text:p>simetria</text:p>
          </table:table-cell>
          <table:table-cell/>
          <table:table-cell table:formula="of:=[.A6]-[.$E$2]" office:value-type="float" office:value="-1.22222222222222">
            <text:p>-1,22</text:p>
          </table:table-cell>
          <table:table-cell table:formula="of:=[.F6]^2" office:value-type="float" office:value="1.49382716049383">
            <text:p>1,49</text:p>
          </table:table-cell>
          <table:table-cell table:formula="of:=[.F6]^3" office:value-type="float" office:value="-1.82578875171468">
            <text:p>-1,8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formula="of:=([.A7]-[.$C$2])^3" office:value-type="float" office:value="-0.0109739368998628">
            <text:p>-0,01</text:p>
          </table:table-cell>
          <table:table-cell table:number-columns-repeated="3"/>
          <table:table-cell table:formula="of:=[.A7]-[.$E$2]" office:value-type="float" office:value="-0.222222222222222">
            <text:p>-0,22</text:p>
          </table:table-cell>
          <table:table-cell table:formula="of:=[.F7]^2" office:value-type="float" office:value="0.0493827160493828">
            <text:p>0,05</text:p>
          </table:table-cell>
          <table:table-cell table:formula="of:=[.F7]^3" office:value-type="float" office:value="-0.0109739368998628">
            <text:p>-0,0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([.A8]-[.$C$2])^3" office:value-type="float" office:value="0.470507544581619">
            <text:p>0,47</text:p>
          </table:table-cell>
          <table:table-cell table:formula="of:=[.C3]*9/8" office:value-type="float" office:value="2.19444444444444">
            <text:p>2,19</text:p>
          </table:table-cell>
          <table:table-cell office:value-type="string">
            <text:p>var.mostral</text:p>
          </table:table-cell>
          <table:table-cell/>
          <table:table-cell table:formula="of:=[.A8]-[.$E$2]" office:value-type="float" office:value="0.777777777777778">
            <text:p>0,78</text:p>
          </table:table-cell>
          <table:table-cell table:formula="of:=[.F8]^2" office:value-type="float" office:value="0.604938271604938">
            <text:p>0,6</text:p>
          </table:table-cell>
          <table:table-cell table:formula="of:=[.F8]^3" office:value-type="float" office:value="0.470507544581619">
            <text:p>0,4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([.A9]-[.$C$2])^3" office:value-type="float" office:value="-0.0109739368998628">
            <text:p>-0,01</text:p>
          </table:table-cell>
          <table:table-cell table:formula="of:=SQRT([.C8])" office:value-type="float" office:value="1.48136573621926">
            <text:p>1,48</text:p>
          </table:table-cell>
          <table:table-cell office:value-type="string">
            <text:p>desv.tip. mostral</text:p>
          </table:table-cell>
          <table:table-cell/>
          <table:table-cell table:formula="of:=[.A9]-[.$E$2]" office:value-type="float" office:value="-0.222222222222222">
            <text:p>-0,22</text:p>
          </table:table-cell>
          <table:table-cell table:formula="of:=[.F9]^2" office:value-type="float" office:value="0.0493827160493828">
            <text:p>0,05</text:p>
          </table:table-cell>
          <table:table-cell table:formula="of:=[.F9]^3" office:value-type="float" office:value="-0.0109739368998628">
            <text:p>-0,0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([.A10]-[.$C$2])^3" office:value-type="float" office:value="-10.9739368998628">
            <text:p>-10,97</text:p>
          </table:table-cell>
          <table:table-cell table:formula="of:=[.B11]/[.C9]^3" office:value-type="float" office:value="0.280190667122318">
            <text:p>0,28</text:p>
          </table:table-cell>
          <table:table-cell office:value-type="string">
            <text:p>g1 mostral</text:p>
          </table:table-cell>
          <table:table-cell/>
          <table:table-cell table:formula="of:=[.A10]-[.$E$2]" office:value-type="float" office:value="-2.22222222222222">
            <text:p>-2,22</text:p>
          </table:table-cell>
          <table:table-cell table:formula="of:=[.F10]^2" office:value-type="float" office:value="4.93827160493827">
            <text:p>4,94</text:p>
          </table:table-cell>
          <table:table-cell table:formula="of:=[.F10]^3" office:value-type="float" office:value="-10.9739368998628">
            <text:p>-10,97</text:p>
          </table:table-cell>
          <table:table-cell table:number-columns-repeated="5"/>
        </table:table-row>
        <table:table-row table:style-name="ro2">
          <table:table-cell/>
          <table:table-cell table:formula="of:=SUM([.B2:.B10])/9" office:value-type="float" office:value="0.910836762688614">
            <text:p>0,91</text:p>
          </table:table-cell>
          <table:table-cell office:value-type="string">
            <text:p>m3</text:p>
          </table:table-cell>
          <table:table-cell table:number-columns-repeated="3"/>
          <table:table-cell table:formula="of:=SUM([.G2:.G10])/9" office:value-type="float" office:value="1.95061728395062">
            <text:p>1,95</text:p>
          </table:table-cell>
          <table:table-cell table:formula="of:=SUM([.H2:.H10])/9" office:value-type="float" office:value="0.910836762688614">
            <text:p>0,91</text:p>
          </table:table-cell>
          <table:table-cell table:number-columns-repeated="5"/>
        </table:table-row>
        <table:table-row table:style-name="ro2">
          <table:table-cell/>
          <table:table-cell table:formula="of:=[.B11]/[.C5]" office:value-type="float" office:value="0.334335466261192">
            <text:p>0,33</text:p>
          </table:table-cell>
          <table:table-cell office:value-type="string">
            <text:p>g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x</text:p>
          </table:table-cell>
          <table:table-cell office:value-type="string">
            <text:p>n</text:p>
          </table:table-cell>
          <table:table-cell office:value-type="string">
            <text:p>frel</text:p>
          </table:table-cell>
          <table:table-cell office:value-type="string">
            <text:p>frel acum</text:p>
          </table:table-cell>
          <table:table-cell table:number-columns-repeated="4"/>
          <table:table-cell office:value-type="string">
            <text:p>frel*(x-mitjana)^2</text:p>
          </table:table-cell>
          <table:table-cell office:value-type="string">
            <text:p>frel*(x-mitjana)^3</text:p>
          </table:table-cell>
          <table:table-cell/>
          <table:table-cell office:value-type="string">
            <text:p>frel*(x-mitjana)^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5]/[.$B$21]" office:value-type="float" office:value="0.1">
            <text:p>0,1</text:p>
          </table:table-cell>
          <table:table-cell table:formula="of:=[.C15]" office:value-type="float" office:value="0.1">
            <text:p>0,1</text:p>
          </table:table-cell>
          <table:table-cell office:value-type="string">
            <text:p>mitjana</text:p>
          </table:table-cell>
          <table:table-cell table:style-name="ce1" table:formula="of:=SUMPRODUCT([.A15:.A20]; [.B15:.B20])/[.B21]" office:value-type="float" office:value="7">
            <text:p>7,00</text:p>
          </table:table-cell>
          <table:table-cell table:number-columns-repeated="2"/>
          <table:table-cell table:style-name="ce1" table:formula="of:=[.C15]*([.A15]-[.$F$15])^2" office:value-type="float" office:value="0.9">
            <text:p>0,90</text:p>
          </table:table-cell>
          <table:table-cell table:formula="of:=[.C15]*([.A15]-[.$F$15])^3" office:value-type="float" office:value="-2.7">
            <text:p>-2,7</text:p>
          </table:table-cell>
          <table:table-cell/>
          <table:table-cell table:formula="of:=[.C15]*([.A15]-[.$F$15])^4" office:value-type="float" office:value="8.1">
            <text:p>8,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6]/[.$B$21]" office:value-type="float" office:value="0.1">
            <text:p>0,1</text:p>
          </table:table-cell>
          <table:table-cell table:formula="of:=[.C16]+[.D15]" office:value-type="float" office:value="0.2">
            <text:p>0,2</text:p>
          </table:table-cell>
          <table:table-cell office:value-type="string">
            <text:p>var</text:p>
          </table:table-cell>
          <table:table-cell table:number-columns-repeated="3"/>
          <table:table-cell table:style-name="ce1" table:formula="of:=[.C16]*([.A16]-[.$F$15])^2" office:value-type="float" office:value="0.4">
            <text:p>0,40</text:p>
          </table:table-cell>
          <table:table-cell table:formula="of:=[.C16]*([.A16]-[.$F$15])^3" office:value-type="float" office:value="-0.8">
            <text:p>-0,8</text:p>
          </table:table-cell>
          <table:table-cell/>
          <table:table-cell table:formula="of:=[.C16]*([.A16]-[.$F$15])^4" office:value-type="float" office:value="1.6">
            <text:p>1,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]/[.$B$21]" office:value-type="float" office:value="0.1">
            <text:p>0,1</text:p>
          </table:table-cell>
          <table:table-cell table:formula="of:=[.C17]+[.D16]" office:value-type="float" office:value="0.3">
            <text:p>0,3</text:p>
          </table:table-cell>
          <table:table-cell table:number-columns-repeated="4"/>
          <table:table-cell table:style-name="ce1" table:formula="of:=[.C17]*([.A17]-[.$F$15])^2" office:value-type="float" office:value="0.1">
            <text:p>0,10</text:p>
          </table:table-cell>
          <table:table-cell table:formula="of:=[.C17]*([.A17]-[.$F$15])^3" office:value-type="float" office:value="-0.1">
            <text:p>-0,1</text:p>
          </table:table-cell>
          <table:table-cell/>
          <table:table-cell table:formula="of:=[.C17]*([.A17]-[.$F$15])^4" office:value-type="float" office:value="0.1">
            <text:p>0,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8]/[.$B$21]" office:value-type="float" office:value="0.2">
            <text:p>0,2</text:p>
          </table:table-cell>
          <table:table-cell table:formula="of:=[.C18]+[.D17]" office:value-type="float" office:value="0.5">
            <text:p>0,5</text:p>
          </table:table-cell>
          <table:table-cell table:number-columns-repeated="4"/>
          <table:table-cell table:style-name="ce1" table:formula="of:=[.C18]*([.A18]-[.$F$15])^2" office:value-type="float" office:value="0">
            <text:p>0,00</text:p>
          </table:table-cell>
          <table:table-cell table:formula="of:=[.C18]*([.A18]-[.$F$15])^3" office:value-type="float" office:value="0">
            <text:p>0</text:p>
          </table:table-cell>
          <table:table-cell/>
          <table:table-cell table:formula="of:=[.C18]*([.A18]-[.$F$15])^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B19]/[.$B$21]" office:value-type="float" office:value="0.4">
            <text:p>0,4</text:p>
          </table:table-cell>
          <table:table-cell table:formula="of:=[.C19]+[.D18]" office:value-type="float" office:value="0.9">
            <text:p>0,9</text:p>
          </table:table-cell>
          <table:table-cell table:number-columns-repeated="4"/>
          <table:table-cell table:style-name="ce1" table:formula="of:=[.C19]*([.A19]-[.$F$15])^2" office:value-type="float" office:value="0.4">
            <text:p>0,40</text:p>
          </table:table-cell>
          <table:table-cell table:formula="of:=[.C19]*([.A19]-[.$F$15])^3" office:value-type="float" office:value="0.4">
            <text:p>0,4</text:p>
          </table:table-cell>
          <table:table-cell/>
          <table:table-cell table:formula="of:=[.C19]*([.A19]-[.$F$15])^4" office:value-type="float" office:value="0.4">
            <text:p>0,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0]/[.$B$21]" office:value-type="float" office:value="0.1">
            <text:p>0,1</text:p>
          </table:table-cell>
          <table:table-cell table:formula="of:=[.C20]+[.D18]" office:value-type="float" office:value="0.6">
            <text:p>0,6</text:p>
          </table:table-cell>
          <table:table-cell table:number-columns-repeated="4"/>
          <table:table-cell table:style-name="ce1" table:formula="of:=[.C20]*([.A20]-[.$F$15])^2" office:value-type="float" office:value="0.4">
            <text:p>0,40</text:p>
          </table:table-cell>
          <table:table-cell table:formula="of:=[.C20]*([.A20]-[.$F$15])^3" office:value-type="float" office:value="0.8">
            <text:p>0,8</text:p>
          </table:table-cell>
          <table:table-cell/>
          <table:table-cell table:formula="of:=[.C20]*([.A20]-[.$F$15])^4" office:value-type="float" office:value="1.6">
            <text:p>1,6</text:p>
          </table:table-cell>
          <table:table-cell/>
        </table:table-row>
        <table:table-row table:style-name="ro2">
          <table:table-cell/>
          <table:table-cell table:formula="of:=SUM([.B15:.B20])" office:value-type="float" office:value="10">
            <text:p>10</text:p>
          </table:table-cell>
          <table:table-cell table:number-columns-repeated="5"/>
          <table:table-cell office:value-type="string">
            <text:p>var</text:p>
          </table:table-cell>
          <table:table-cell table:style-name="ce1" table:formula="of:=SUM([.I14:.I20])" office:value-type="float" office:value="2.2">
            <text:p>2,20</text:p>
          </table:table-cell>
          <table:table-cell table:formula="of:=SUM([.J15:.J20])" office:value-type="float" office:value="-2.4">
            <text:p>-2,4</text:p>
          </table:table-cell>
          <table:table-cell office:value-type="string">
            <text:p>m3</text:p>
          </table:table-cell>
          <table:table-cell table:formula="of:=SUM([.L15:.L20])" office:value-type="float" office:value="11.8">
            <text:p>11,8</text:p>
          </table:table-cell>
          <table:table-cell office:value-type="string">
            <text:p>m4</text:p>
          </table:table-cell>
        </table:table-row>
        <table:table-row table:style-name="ro2">
          <table:table-cell>
            <draw:frame table:end-cell-address="Hoja1.D37" table:end-x="1.912cm" table:end-y="0.383cm" draw:z-index="0" draw:style-name="gr1" svg:width="7.999cm" svg:height="6.999cm" svg:x="0.687cm" svg:y="0.158cm">
              <draw:object draw:notify-on-update-of-ranges="Hoja1.A15:Hoja1.A20 Hoja1.B15:Hoja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s</text:p>
          </table:table-cell>
          <table:table-cell table:style-name="ce1" table:formula="of:=SQRT([.I21])" office:value-type="float" office:value="1.48323969741913">
            <text:p>1,48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formula="of:=[.J21]/([.I22]^3)" office:value-type="float" office:value="-0.73549075905081">
            <text:p>-0,74</text:p>
          </table:table-cell>
          <table:table-cell office:value-type="string">
            <text:p>g1</text:p>
          </table:table-cell>
          <table:table-cell table:formula="of:=[.L21]/([.I22]^4)-3" office:value-type="float" office:value="-0.561983471074381">
            <text:p>-0,56</text:p>
          </table:table-cell>
          <table:table-cell office:value-type="string">
            <text:p>g2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8"/>
          <table:table-cell table:formula="of:=SKEW([.H28:.H37])" office:value-type="float" office:value="-0.872184748727497">
            <text:p>-0,87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2:2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9T12:22:23.43</dc:date>
    <meta:editing-duration>PT02H49M38S</meta:editing-duration>
    <meta:editing-cycles>1</meta:editing-cycles>
    <meta:document-statistic meta:table-count="1" meta:cell-count="149" meta:object-count="1"/>
    <meta:generator>OpenOffice.org/3.0$Win32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Hoja1.A15:Hoja1.B20" chart:data-source-has-labels="column" svg:x="0.16cm" svg:y="0.14cm" svg:width="7.68cm" svg:height="6.72cm">
          <chart:axis chart:dimension="x" chart:name="primary-x" chart:style-name="ch3">
            <chart:categories table:cell-range-address="Hoja1.A15:Hoja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5:Hoja1.B20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15:Hoja1.A20">4</text:p>
              </table:table-cell>
              <table:table-cell office:value-type="float" office:value="1">
                <text:p text:id="Hoja1.B15:Hoja1.B20"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